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7eaa74" style:font-size-asian="10.5pt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size="11pt" fo:font-weight="normal" officeooo:rsid="007eaa74" officeooo:paragraph-rsid="007eaa74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size="11pt" fo:font-weight="bold" officeooo:rsid="00801416" officeooo:paragraph-rsid="007eaa74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7eaa74" officeooo:paragraph-rsid="0081ee40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8309f6" officeooo:paragraph-rsid="008309f6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7eaa74" officeooo:paragraph-rsid="007eaa74" style:font-weight-asian="normal" style:font-weight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801416" style:font-size-asian="10.5pt" style:font-weight-asian="normal" style:font-weight-complex="normal"/>
    </style:style>
    <style:style style:name="P9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81ee40" style:font-size-asian="10.5pt" style:font-weight-asian="normal" style:font-weight-complex="normal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8309f6" style:font-size-asian="10.5pt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801416" officeooo:paragraph-rsid="00801416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rsid="0076a0b4" officeooo:paragraph-rsid="0076a0b4" style:font-size-asian="10.5pt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rsid="0078d1d7" officeooo:paragraph-rsid="0078d1d7" style:font-size-asian="10.5pt"/>
    </style:style>
    <style:style style:name="P14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rsid="0079796c" officeooo:paragraph-rsid="0079796c" style:font-size-asian="10.5pt"/>
    </style:style>
    <style:style style:name="P1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rsid="007a319f" officeooo:paragraph-rsid="007a319f" style:font-size-asian="10.5pt"/>
    </style:style>
    <style:style style:name="P16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rsid="007eaa74" officeooo:paragraph-rsid="007eaa74" style:font-size-asian="10.5pt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81ee40" officeooo:paragraph-rsid="0081ee40" style:font-size-asian="10.5pt" style:font-weight-asian="bold" style:font-weight-complex="bold"/>
    </style:style>
    <style:style style:name="P1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weight="normal" officeooo:paragraph-rsid="0081ee40" style:font-weight-asian="normal" style:font-weight-complex="normal"/>
    </style:style>
    <style:style style:name="P19" style:family="paragraph" style:parent-style-name="Text_20_body">
      <style:text-properties fo:font-weight="normal" officeooo:paragraph-rsid="007a319f" style:font-weight-asian="normal" style:font-weight-complex="normal"/>
    </style:style>
    <style:style style:name="P20" style:family="paragraph" style:parent-style-name="Text_20_body">
      <style:text-properties fo:font-weight="normal" officeooo:rsid="0074c1e8" officeooo:paragraph-rsid="0074c1e8" style:font-weight-asian="normal" style:font-weight-complex="normal"/>
    </style:style>
    <style:style style:name="P21" style:family="paragraph" style:parent-style-name="Text_20_body">
      <style:text-properties fo:font-weight="normal" officeooo:rsid="0076a0b4" officeooo:paragraph-rsid="0076a0b4" style:font-weight-asian="normal" style:font-weight-complex="normal"/>
    </style:style>
    <style:style style:name="P22" style:family="paragraph" style:parent-style-name="Text_20_body">
      <style:text-properties fo:font-weight="normal" officeooo:rsid="00772624" officeooo:paragraph-rsid="0076a0b4" style:font-weight-asian="normal" style:font-weight-complex="normal"/>
    </style:style>
    <style:style style:name="P23" style:family="paragraph" style:parent-style-name="Text_20_body">
      <style:text-properties fo:font-weight="normal" officeooo:rsid="00772624" officeooo:paragraph-rsid="00772624" style:font-weight-asian="normal" style:font-weight-complex="normal"/>
    </style:style>
    <style:style style:name="P24" style:family="paragraph" style:parent-style-name="Text_20_body">
      <style:text-properties fo:font-weight="normal" officeooo:rsid="0078d1d7" officeooo:paragraph-rsid="0078d1d7" style:font-weight-asian="normal" style:font-weight-complex="normal"/>
    </style:style>
    <style:style style:name="P25" style:family="paragraph" style:parent-style-name="Text_20_body">
      <style:text-properties fo:font-weight="normal" officeooo:rsid="0079796c" officeooo:paragraph-rsid="0079796c" style:font-weight-asian="normal" style:font-weight-complex="normal"/>
    </style:style>
    <style:style style:name="P26" style:family="paragraph" style:parent-style-name="Text_20_body">
      <style:text-properties fo:font-weight="normal" officeooo:rsid="007a319f" officeooo:paragraph-rsid="007a319f" style:font-weight-asian="normal" style:font-weight-complex="normal"/>
    </style:style>
    <style:style style:name="P27" style:family="paragraph" style:parent-style-name="Text_20_body">
      <style:text-properties fo:font-weight="normal" officeooo:rsid="007b9eef" officeooo:paragraph-rsid="007b9eef" style:font-weight-asian="normal" style:font-weight-complex="normal"/>
    </style:style>
    <style:style style:name="P28" style:family="paragraph" style:parent-style-name="Text_20_body">
      <style:text-properties fo:font-weight="normal" officeooo:rsid="007eee82" officeooo:paragraph-rsid="007b9eef" style:font-weight-asian="normal" style:font-weight-complex="normal"/>
    </style:style>
    <style:style style:name="P29" style:family="paragraph" style:parent-style-name="Text_20_body">
      <style:text-properties fo:font-weight="normal" officeooo:rsid="00801416" officeooo:paragraph-rsid="00801416" style:font-weight-asian="normal" style:font-weight-complex="normal"/>
    </style:style>
    <style:style style:name="P30" style:family="paragraph" style:parent-style-name="Text_20_body">
      <style:text-properties fo:font-weight="bold" officeooo:paragraph-rsid="0076a0b4" style:font-weight-asian="bold" style:font-weight-complex="bold"/>
    </style:style>
    <style:style style:name="P31" style:family="paragraph" style:parent-style-name="Text_20_body">
      <style:text-properties officeooo:rsid="007a319f" officeooo:paragraph-rsid="007a319f"/>
    </style:style>
    <style:style style:name="P32" style:family="paragraph" style:parent-style-name="Text_20_body">
      <style:text-properties style:font-name="Arial1" fo:font-weight="normal" officeooo:rsid="007eaa74" officeooo:paragraph-rsid="007eaa74" style:font-weight-asian="normal" style:font-weight-complex="normal"/>
    </style:style>
    <style:style style:name="P33" style:family="paragraph" style:parent-style-name="Text_20_body">
      <style:text-properties officeooo:rsid="0078d1d7" officeooo:paragraph-rsid="0078d1d7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font-weight="normal" officeooo:paragraph-rsid="00801416" style:font-weight-asian="normal" style:font-weight-complex="normal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Ubuntu Mono" fo:font-weight="bold" officeooo:rsid="007b9eef" officeooo:paragraph-rsid="007b9eef" style:font-weight-asian="bold" style:font-weight-complex="bold"/>
    </style:style>
    <style:style style:name="P36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7eaa74" officeooo:paragraph-rsid="007eaa74" style:font-size-asian="10.5pt" style:font-weight-asian="bold" style:font-weight-complex="bold"/>
    </style:style>
    <style:style style:name="P37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81ee40" officeooo:paragraph-rsid="0081ee40" style:font-size-asian="10.5pt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81ee40"/>
    </style:style>
    <style:style style:name="P40" style:family="paragraph" style:parent-style-name="Table_20_Contents">
      <style:paragraph-properties fo:text-align="start" style:justify-single-word="false"/>
      <style:text-properties fo:color="#000080"/>
    </style:style>
    <style:style style:name="P41" style:family="paragraph" style:parent-style-name="Table_20_Contents">
      <style:paragraph-properties fo:text-align="center" style:justify-single-word="false"/>
      <style:text-properties fo:color="#280099" officeooo:rsid="00772624" officeooo:paragraph-rsid="00772624"/>
    </style:style>
    <style:style style:name="P42" style:family="paragraph" style:parent-style-name="Table_20_Contents">
      <style:paragraph-properties fo:text-align="center" style:justify-single-word="false"/>
      <style:text-properties fo:color="#280099" fo:font-weight="bold" officeooo:rsid="007cbfa4" officeooo:paragraph-rsid="007cbfa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Ubuntu Mono" officeooo:rsid="00772624" officeooo:paragraph-rsid="00772624"/>
    </style:style>
    <style:style style:name="P44" style:family="paragraph" style:parent-style-name="Table_20_Contents">
      <style:paragraph-properties fo:margin-left="-0.005cm" fo:margin-right="-0.005cm" fo:text-align="start" style:justify-single-word="false" fo:text-indent="0cm" style:auto-text-indent="false"/>
      <style:text-properties fo:font-weight="bold" officeooo:rsid="007cbfa4" officeooo:paragraph-rsid="007cbfa4" style:font-weight-asian="bold" style:font-weight-complex="bold"/>
    </style:style>
    <style:style style:name="P4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7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48" style:family="paragraph" style:parent-style-name="Text_20_body" style:list-style-name="L4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801416" style:font-size-asian="10.5pt" style:font-weight-asian="normal" style:font-weight-complex="normal"/>
    </style:style>
    <style:style style:name="P49" style:family="paragraph" style:parent-style-name="Text_20_body" style:list-style-name="L4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81ee40" style:font-size-asian="10.5pt" style:font-weight-asian="normal" style:font-weight-complex="normal"/>
    </style:style>
    <style:style style:name="P50" style:family="paragraph" style:parent-style-name="Text_20_body" style:list-style-name="">
      <style:paragraph-properties fo:margin-top="0cm" fo:margin-bottom="0.212cm" style:contextual-spacing="false"/>
      <style:text-properties officeooo:rsid="00740122"/>
    </style:style>
    <style:style style:name="P51" style:family="paragraph" style:parent-style-name="Text_20_body" style:list-style-name="">
      <style:paragraph-properties fo:margin-top="0cm" fo:margin-bottom="0.212cm" style:contextual-spacing="false" fo:break-before="page"/>
      <style:text-properties officeooo:rsid="00740122"/>
    </style:style>
    <style:style style:name="P52" style:family="paragraph" style:parent-style-name="Text_20_body">
      <style:text-properties fo:font-weight="normal" style:font-weight-asian="normal" style:font-weight-complex="normal"/>
    </style:style>
    <style:style style:name="P53" style:family="paragraph" style:parent-style-name="Text_20_body" style:list-style-name="L3">
      <style:text-properties fo:font-weight="normal" officeooo:rsid="0079796c" officeooo:paragraph-rsid="0079796c" style:font-weight-asian="normal" style:font-weight-complex="normal"/>
    </style:style>
    <style:style style:name="P54" style:family="paragraph" style:parent-style-name="Text_20_body">
      <style:text-properties fo:font-weight="normal" officeooo:rsid="007a319f" officeooo:paragraph-rsid="007a319f" style:font-weight-asian="normal" style:font-weight-complex="normal"/>
    </style:style>
    <style:style style:name="P55" style:family="paragraph" style:parent-style-name="Text_20_body">
      <style:text-properties fo:font-weight="normal" officeooo:rsid="007b9eef" officeooo:paragraph-rsid="007b9eef" style:font-weight-asian="normal" style:font-weight-complex="normal"/>
    </style:style>
    <style:style style:name="P56" style:family="paragraph" style:parent-style-name="Text_20_body">
      <style:text-properties fo:font-weight="normal" officeooo:paragraph-rsid="008a0a11" style:font-weight-asian="normal" style:font-weight-complex="normal"/>
    </style:style>
    <style:style style:name="P57" style:family="paragraph" style:parent-style-name="Text_20_body" style:list-style-name="L1">
      <style:text-properties fo:font-weight="bold" officeooo:paragraph-rsid="0074c1e8" style:font-weight-asian="bold" style:font-weight-complex="bold"/>
    </style:style>
    <style:style style:name="P58" style:family="paragraph" style:parent-style-name="Text_20_body" style:list-style-name="L1">
      <style:text-properties fo:font-weight="bold" officeooo:paragraph-rsid="0076a0b4" style:font-weight-asian="bold" style:font-weight-complex="bold"/>
    </style:style>
    <style:style style:name="P59" style:family="paragraph" style:parent-style-name="Text_20_body" style:list-style-name="L2">
      <style:text-properties officeooo:paragraph-rsid="00772624"/>
    </style:style>
    <style:style style:name="P60" style:family="paragraph" style:parent-style-name="Text_20_body">
      <style:text-properties officeooo:rsid="0078d1d7" officeooo:paragraph-rsid="0078d1d7"/>
    </style:style>
    <style:style style:name="P61" style:family="paragraph" style:parent-style-name="Text_20_body">
      <style:text-properties fo:color="#008000" style:font-name="Arial" fo:font-size="11pt" fo:font-weight="bold" officeooo:rsid="006feec1" officeooo:paragraph-rsid="00740122" style:font-size-asian="10.5pt" style:font-weight-asian="bold" style:font-weight-complex="bold"/>
    </style:style>
    <style:style style:name="P62" style:family="paragraph" style:parent-style-name="Text_20_body">
      <style:paragraph-properties fo:padding="0cm" fo:border="none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65" style:family="paragraph" style:parent-style-name="Heading_20_1">
      <style:paragraph-properties fo:text-align="center" style:justify-single-word="false"/>
      <style:text-properties officeooo:rsid="008a0a11" officeooo:paragraph-rsid="008a0a11"/>
    </style:style>
    <style:style style:name="P66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67" style:family="paragraph" style:parent-style-name="Heading_20_2" style:list-style-name=""/>
    <style:style style:name="P68" style:family="paragraph" style:parent-style-name="Heading_20_2" style:list-style-name="">
      <style:text-properties officeooo:rsid="0078d1d7" officeooo:paragraph-rsid="00740122"/>
    </style:style>
    <style:style style:name="P69" style:family="paragraph" style:parent-style-name="Heading_20_2">
      <style:paragraph-properties fo:break-before="page"/>
      <style:text-properties officeooo:rsid="0078d1d7" officeooo:paragraph-rsid="00740122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5a5b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officeooo:rsid="007eaa74"/>
    </style:style>
    <style:style style:name="T11" style:family="text">
      <style:text-properties officeooo:rsid="0073d64f"/>
    </style:style>
    <style:style style:name="T12" style:family="text">
      <style:text-properties officeooo:rsid="0074c1e8"/>
    </style:style>
    <style:style style:name="T13" style:family="text">
      <style:text-properties officeooo:rsid="0076a0b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6a0b4" style:font-weight-asian="normal" style:font-weight-complex="normal"/>
    </style:style>
    <style:style style:name="T16" style:family="text">
      <style:text-properties fo:font-weight="normal" officeooo:rsid="00772624" style:font-weight-asian="normal" style:font-weight-complex="normal"/>
    </style:style>
    <style:style style:name="T17" style:family="text">
      <style:text-properties fo:font-weight="bold" officeooo:rsid="00772624" style:font-weight-asian="bold" style:font-weight-complex="bold"/>
    </style:style>
    <style:style style:name="T18" style:family="text">
      <style:text-properties fo:font-weight="bold" officeooo:rsid="007a319f" style:font-weight-asian="bold" style:font-weight-complex="bold"/>
    </style:style>
    <style:style style:name="T19" style:family="text">
      <style:text-properties fo:font-weight="bold" officeooo:rsid="00801416" style:font-weight-asian="bold" style:font-weight-complex="bold"/>
    </style:style>
    <style:style style:name="T20" style:family="text">
      <style:text-properties fo:font-weight="bold" officeooo:rsid="0081ee40" style:font-weight-asian="bold" style:font-weight-complex="bold"/>
    </style:style>
    <style:style style:name="T21" style:family="text">
      <style:text-properties fo:font-weight="bold" officeooo:rsid="008309f6" style:font-weight-asian="bold" style:font-weight-complex="bold"/>
    </style:style>
    <style:style style:name="T22" style:family="text">
      <style:text-properties style:font-name="Ubuntu Mono" fo:font-weight="bold" officeooo:rsid="00772624" style:font-weight-asian="bold" style:font-weight-complex="bold"/>
    </style:style>
    <style:style style:name="T23" style:family="text">
      <style:text-properties style:font-name="Ubuntu Mono" fo:font-weight="bold" officeooo:rsid="007b9eef" style:font-weight-asian="bold" style:font-weight-complex="bold"/>
    </style:style>
    <style:style style:name="T24" style:family="text">
      <style:text-properties officeooo:rsid="007a319f"/>
    </style:style>
    <style:style style:name="T25" style:family="text">
      <style:text-properties officeooo:rsid="007b9eef"/>
    </style:style>
    <style:style style:name="T26" style:family="text">
      <style:text-properties officeooo:rsid="007eaa74"/>
    </style:style>
    <style:style style:name="T27" style:family="text">
      <style:text-properties officeooo:rsid="00801416"/>
    </style:style>
    <style:style style:name="T28" style:family="text">
      <style:text-properties fo:font-size="11pt" officeooo:rsid="0081ee40" style:font-size-asian="10.5pt"/>
    </style:style>
    <style:style style:name="T29" style:family="text">
      <style:text-properties officeooo:rsid="0081ee40"/>
    </style:style>
    <style:style style:name="T30" style:family="text">
      <style:text-properties officeooo:rsid="008309f6"/>
    </style:style>
    <style:style style:name="T31" style:family="text">
      <style:text-properties officeooo:rsid="0085a5b3"/>
    </style:style>
    <style:style style:name="T32" style:family="text">
      <style:text-properties officeooo:rsid="008a0a11"/>
    </style:style>
    <style:style style:name="T33" style:family="text">
      <style:text-properties style:font-name="courier new" fo:font-size="12pt"/>
    </style:style>
    <style:style style:name="T34" style:family="text">
      <style:text-properties style:font-name="courier new" fo:font-size="12pt" fo:font-weight="normal" style:font-weight-asian="normal" style:font-weight-complex="normal"/>
    </style:style>
    <style:style style:name="T35" style:family="text">
      <style:text-properties style:use-window-font-color="true" fo:font-weight="normal" style:font-weight-asian="normal" style:font-weight-complex="normal"/>
    </style:style>
    <style:style style:name="T3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use-window-font-color="true" fo:font-size="12pt" style:font-size-asian="12pt" style:font-size-complex="12pt"/>
    </style:style>
    <style:style style:name="T3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7"><text:span text:style-name="T9">UT</text:span><text:span text:style-name="T11">6</text:span><text:span text:style-name="T9">. Actividad </text:span><text:span text:style-name="T31">5</text:span></text:p>
      <text:h text:style-name="P63" text:outline-level="1"/>
      <text:h text:style-name="P63" text:outline-level="1"/>
      <text:h text:style-name="P63" text:outline-level="1"/>
      <text:h text:style-name="P64" text:outline-level="1"><text:span text:style-name="T32">Supesto p</text:span>ráctic<text:span text:style-name="T32">o</text:span></text:h>
      <text:h text:style-name="P65" text:outline-level="1">netstat</text:h>
      <text:h text:style-name="P67" text:outline-level="2"/>
      <text:h text:style-name="P47" text:outline-level="2"/>
      <text:h text:style-name="P50" text:outline-level="2"/>
      <text:h text:style-name="P51" text:outline-level="2"/>
      <text:p text:style-name="P61"><text:span text:style-name="T36">Si el resultado de ejecutar el comando </text:span><text:span text:style-name="T37">netstat</text:span><text:span text:style-name="T36"> en un </text:span><text:span text:style-name="Strong_20_Emphasis"><text:span text:style-name="T38">equipo remoto</text:span></text:span><text:span text:style-name="T37"> de mi red local</text:span><text:span text:style-name="T36"> es el siguiente:</text:span></text:p>
      <text:p text:style-name="P62"><text:span text:style-name="T33">Conexiones activas de Internet (servidores y establecidos)</text:span><text:line-break/><text:span text:style-name="T33">Proto <text:s/>Recib Enviad Dirección local <text:s text:c="8"/>Dirección remota <text:s text:c="6"/>Estado <text:s text:c="6"/>PID/Program name</text:span><text:line-break/><text:span text:style-name="T34">tcp <text:s text:c="7"/>0 <text:s text:c="5"/>0 0.0.0.0:139 <text:s text:c="12"/>0.0.0.0:* <text:s text:c="14"/>ESCUCHAR <text:s text:c="3"/>853/smbd <text:s text:c="7"/></text:span><text:span text:style-name="T14"><text:line-break/></text:span><text:span text:style-name="T34">tcp <text:s text:c="7"/>0 <text:s text:c="5"/>0 127.0.1.1:53 <text:s text:c="11"/>0.0.0.0:* <text:s text:c="14"/>ESCUCHAR <text:s text:c="3"/>1961/dnsmasq <text:s text:c="3"/></text:span><text:span text:style-name="T14"><text:line-break/></text:span><text:span text:style-name="T34">tcp <text:s text:c="7"/>0 <text:s text:c="5"/>0 0.0.0.0:80 <text:s text:c="13"/>0.0.0.0:* <text:s text:c="14"/>ESCUCHAR <text:s text:c="3"/>1316/apache <text:s text:c="3"/></text:span><text:span text:style-name="T14"><text:line-break/></text:span><text:span text:style-name="T34">tcp <text:s text:c="7"/>0 <text:s text:c="5"/>0 0.0.0.0:22 <text:s text:c="13"/>0.0.0.0:* <text:s text:c="14"/>ESCUCHAR <text:s text:c="3"/>559/sshd <text:s text:c="7"/></text:span><text:span text:style-name="T14"><text:line-break/></text:span><text:span text:style-name="T34">tcp <text:s text:c="7"/>0 <text:s text:c="5"/>0 127.0.0.1:631 <text:s text:c="10"/>0.0.0.0:* <text:s text:c="14"/>ESCUCHAR <text:s text:c="3"/>728/cupsd <text:s text:c="6"/></text:span><text:span text:style-name="T14"><text:line-break/></text:span><text:span text:style-name="T34">tcp <text:s text:c="7"/>0 <text:s text:c="5"/>0 0.0.0.0:445 <text:s text:c="12"/>0.0.0.0:* <text:s text:c="14"/>ESCUCHAR <text:s text:c="3"/>853/smbd <text:s text:c="7"/></text:span><text:span text:style-name="T14"><text:line-break/></text:span><text:span text:style-name="T34">tcp <text:s text:c="7"/>0 <text:s text:c="5"/>0 172.16.20.1:50651 <text:s text:c="6"/>91.189.89.76:443 <text:s text:c="7"/>ESTABLECIDO 2994/python <text:s text:c="4"/></text:span><text:span text:style-name="T14"><text:line-break/></text:span><text:span text:style-name="T34">tcp <text:s text:c="7"/>0 <text:s text:c="5"/>0 172.16.20.1:80 <text:s text:c="9"/>172.16.0.1:45073 <text:s text:c="7"/>ESTABLECIDO 2566/apache2 <text:s text:c="2"/></text:span><text:span text:style-name="T14"><text:line-break/></text:span><text:span text:style-name="T34">tcp <text:s text:c="7"/>0 <text:s text:c="5"/>0 172.16.20.1:51495 <text:s text:c="6"/>108.160.162.116:80 <text:s text:c="5"/>ESTABLECIDO 2598/dropbox <text:s text:c="3"/></text:span><text:span text:style-name="T14"><text:line-break/></text:span><text:span text:style-name="T34">tcp6 <text:s text:c="6"/>0 <text:s text:c="5"/>0 :::139 <text:s text:c="17"/>:::* <text:s text:c="19"/>ESCUCHAR <text:s text:c="3"/>853/smbd <text:s text:c="7"/></text:span><text:span text:style-name="T14"><text:line-break/></text:span><text:span text:style-name="T34">tcp6 <text:s text:c="6"/>0 <text:s text:c="5"/>0 :::80 <text:s text:c="18"/>:::* <text:s text:c="19"/>ESCUCHAR <text:s text:c="3"/>1491/apache2 <text:s text:c="3"/></text:span><text:span text:style-name="T14"><text:line-break/></text:span><text:span text:style-name="T34">tcp6 <text:s text:c="6"/>0 <text:s text:c="5"/>0 :::22 <text:s text:c="18"/>:::* <text:s text:c="19"/>ESCUCHAR <text:s text:c="3"/>559/sshd <text:s text:c="7"/></text:span><text:span text:style-name="T14"><text:line-break/></text:span><text:span text:style-name="T34">tcp6 <text:s text:c="6"/>0 <text:s text:c="5"/>0 ::1:631 <text:s text:c="16"/>:::* <text:s text:c="19"/>ESCUCHAR <text:s text:c="3"/>728/cupsd <text:s text:c="6"/></text:span><text:span text:style-name="T14"><text:line-break/></text:span><text:span text:style-name="T34">tcp6 <text:s text:c="6"/>0 <text:s text:c="5"/>0 :::445 <text:s text:c="17"/>:::* <text:s text:c="19"/>ESCUCHAR <text:s text:c="3"/>853/smbd <text:s text:c="7"/></text:span><text:span text:style-name="T14"><text:line-break/></text:span><text:span text:style-name="T34">udp <text:s text:c="7"/>0 <text:s text:c="5"/>0 127.0.1.1:53 <text:s text:c="11"/>0.0.0.0:* <text:s text:c="26"/>1961/dnsmasq <text:s text:c="3"/></text:span><text:span text:style-name="T14"><text:line-break/></text:span><text:span text:style-name="T34">udp <text:s text:c="7"/>0 <text:s text:c="5"/>0 172.16.202.1:123 <text:s text:c="7"/>0.0.0.0:* <text:s text:c="26"/>2828/ntpd <text:s text:c="6"/></text:span><text:span text:style-name="T14"><text:line-break/></text:span><text:span text:style-name="T34">udp <text:s text:c="7"/>0 <text:s text:c="5"/>0 127.0.0.1:123 <text:s text:c="10"/>0.0.0.0:* <text:s text:c="26"/>2828/ntpd <text:s text:c="6"/></text:span><text:span text:style-name="T14"><text:line-break/></text:span><text:span text:style-name="T34">udp <text:s text:c="7"/>0 <text:s text:c="5"/>0 0.0.0.0:123 <text:s text:c="12"/>0.0.0.0:* <text:s text:c="26"/>2828/ntpd <text:s text:c="6"/></text:span><text:span text:style-name="T14"><text:line-break/></text:span><text:span text:style-name="T34">udp <text:s text:c="7"/>0 <text:s text:c="5"/>0 172.16.255.255:137 <text:s text:c="5"/>0.0.0.0:* <text:s text:c="26"/>2398/nmbd <text:s text:c="6"/></text:span><text:span text:style-name="T14"><text:line-break/></text:span><text:span text:style-name="T34">udp <text:s text:c="7"/>0 <text:s text:c="5"/>0 0.0.0.0:5353 <text:s text:c="11"/>0.0.0.0:* <text:s text:c="26"/>591/avahi-daemon: r</text:span><text:span text:style-name="T14"><text:line-break/><text:line-break/> </text:span></text:p>
      <text:p text:style-name="P52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6"/>
          </table:table-cell>
        </table:table-row>
      </table:table>
      <text:p text:style-name="P52"/>
      <text:p text:style-name="P56">2) ¿Puedo acceder desde mi equipo al servicio que ejecuta el proceso dnsmasq del equipo remoto?¿Por qué? 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66"/>
          </table:table-cell>
        </table:table-row>
      </table:table>
      <text:p text:style-name="P56"/>
      <text:p text:style-name="P56">3) ¿Hay algún equipo accediendo a algún servicio del equipo remoto?. En caso de que la respuesta sea afirmativa ¿A que servicio está accediendo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6"/>
          </table:table-cell>
        </table:table-row>
      </table:table>
      <text:p text:style-name="P56"><text:s/></text:p>
      <text:p text:style-name="P56">4) ¿Puedo acceder por ssh utilizando la versión 6 del protocolo TCP/IP?¿Por qué?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6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85a5b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5</text:span><text:span text:style-name="MT4">. </text:span><text:span text:style-name="MT5">Supuesto p</text:span><text:span text:style-name="MT6">ráctic</text:span><text:span text:style-name="MT5">o</text:span><text:span text:style-name="MT6">. </text:span><text:span text:style-name="MT5">netstat</text:span><text:span text:style-name="MT7"><text:tab/></text:span><text:span text:style-name="MT8"><text:tab/><text:tab/><text:tab/><text:tab/><text:tab/><text:tab/></text:span><text:span text:style-name="MT8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4-24T11:50:33.261063241</dc:date>
    <meta:editing-duration>PT17H46M56S</meta:editing-duration>
    <meta:editing-cycles>97</meta:editing-cycles>
    <meta:generator>LibreOffice/4.2.7.2$Linux_X86_64 LibreOffice_project/420m0$Build-2</meta:generator>
    <meta:document-statistic meta:table-count="4" meta:image-count="1" meta:object-count="0" meta:page-count="3" meta:paragraph-count="12" meta:word-count="249" meta:character-count="2696" meta:non-whitespace-character-count="1450"/>
  </office:meta>
</office:document-meta>
</file>